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PlexMono," svg:font-family="'IBMPlexMono,', 'Courier New', ', monospace', Consolas, 'Courier New', monospace"/>
    <style:font-face style:name="Lucida Sans1" svg:font-family="'Lucida Sans'" style:font-family-generic="swiss"/>
    <style:font-face style:name="AbductionCyr" svg:font-family="AbductionCyr" style:font-pitch="variable"/>
    <style:font-face style:name="a_CampusGrav" svg:font-family="a_CampusGrav" style:font-family-generic="decorative" style:font-pitch="variable"/>
    <style:font-face style:name="a_Stamper" svg:font-family="a_Stamper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106cm" style:rel-column-width="6863*"/>
    </style:style>
    <style:style style:name="Таблица1.B" style:family="table-column">
      <style:table-column-properties style:column-width="4.895cm" style:rel-column-width="277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_Stamper" fo:font-size="22pt" fo:language="ru" fo:country="RU" fo:font-weight="bold" officeooo:rsid="00142aa1" officeooo:paragraph-rsid="00142aa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7pt" fo:language="ru" fo:country="RU" fo:font-weight="bold" officeooo:rsid="00142aa1" officeooo:paragraph-rsid="00142aa1" style:font-size-asian="7pt" style:font-weight-asian="bold" style:font-size-complex="7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9pt" fo:language="en" fo:country="US" fo:font-weight="normal" officeooo:rsid="00142aa1" officeooo:paragraph-rsid="00142aa1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9pt" fo:language="ru" fo:country="RU" officeooo:rsid="0015329c" officeooo:paragraph-rsid="0015329c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9pt" fo:language="ru" fo:country="RU" officeooo:rsid="0015329c" officeooo:paragraph-rsid="00164d11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9pt" officeooo:rsid="00164d11" officeooo:paragraph-rsid="00164d11" style:font-size-asian="9pt" style:font-size-complex="9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6pt" style:font-size-asian="6pt" style:font-size-complex="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64d11" style:font-weight-asian="normal" style:font-weight-complex="normal"/>
    </style:style>
    <style:style style:name="T3" style:family="text">
      <style:text-properties fo:language="en" fo:country="US" officeooo:rsid="00164d11"/>
    </style:style>
    <style:style style:name="T4" style:family="text">
      <style:text-properties fo:language="ru" fo:country="RU"/>
    </style:style>
    <style:style style:name="T5" style:family="text">
      <style:text-properties fo:font-weight="normal" officeooo:rsid="00164d11" style:font-weight-asian="normal" style:font-weight-complex="normal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5329c" fo:background-color="#ffff00" loext:char-shading-value="0"/>
    </style:style>
    <style:style style:name="T8" style:family="text">
      <style:text-properties officeooo:rsid="00164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Примеры скриптов на <text:span text:style-name="T1">JS </text:span>для</text:p>
      <text:p text:style-name="P1">тестирования запросов в <text:span text:style-name="T1">POSTMAN </text:span>на примере портала <text:span text:style-name="T1">PETFRIENDS:</text:span></text:p>
      <text:p text:style-name="P1"><text:span text:style-name="T1"/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TableLine2801446950496">
          <table:table-cell table:style-name="Таблица1.A1" office:value-type="string">
            <text:p text:style-name="P3"/>
            <text:p text:style-name="P3">pm.test("<text:span text:style-name="T6">Status code is 200</text:span>", function () {</text:p>
            <text:p text:style-name="P3"><text:s text:c="4"/>pm.response.to.have.status(200);</text:p>
            <text:p text:style-name="P3"><text:s text:c="4"/>var jsonData = JSON.parse(responseBody);</text:p>
            <text:p text:style-name="P3"><text:s text:c="4"/>pm.collectionVariables.set("auth_key", jsonData.key);</text:p>
            <text:p text:style-name="P3">});</text:p>
            <text:p text:style-name="P3"/>
          </table:table-cell>
          <table:table-cell table:style-name="Таблица1.B1" office:value-type="string">
            <text:p text:style-name="P7">Стандартная проверка теста на успешное выполнение и присвоение ключа <text:span text:style-name="T1">key </text:span>переменной <text:span text:style-name="T1">auth_key </text:span>для использования в последующих запрос<text:span text:style-name="T8">ах</text:span> на сайте <text:span text:style-name="T2">PetFriends.</text:span></text:p>
          </table:table-cell>
        </table:table-row>
        <table:table-row table:style-name="TableLine2801446950496">
          <table:table-cell table:style-name="Таблица1.A2" office:value-type="string">
            <text:p text:style-name="P3"/>
            <text:p text:style-name="P3">pm.test("<text:span text:style-name="T6">Key in response Body</text:span>", function () {</text:p>
            <text:p text:style-name="P3"><text:s text:c="4"/>var jsonData = JSON.parse(responseBody);</text:p>
            <text:p text:style-name="P3"><text:s text:c="4"/>pm.expect(jsonData).to.have.all.keys('key');</text:p>
            <text:p text:style-name="P3"><text:s text:c="4"/>pm.collectionVariables.set("auth_key", jsonData.key);</text:p>
            <text:p text:style-name="P3">});</text:p>
            <text:p text:style-name="P3"/>
          </table:table-cell>
          <table:table-cell table:style-name="Таблица1.B2" office:value-type="string">
            <text:p text:style-name="P9"/>
          </table:table-cell>
        </table:table-row>
        <table:table-row table:style-name="TableLine2801446950496">
          <table:table-cell table:style-name="Таблица1.A2" office:value-type="string">
            <text:p text:style-name="P4"/>
            <text:p text:style-name="P4">pm.test("<text:span text:style-name="T7">Set petID to Veriables</text:span>", function () {</text:p>
            <text:p text:style-name="P4"><text:s text:c="4"/>pm.response.to.have.status(200);</text:p>
            <text:p text:style-name="P4"><text:s text:c="4"/>var jsonData = JSON.parse(responseBody);</text:p>
            <text:p text:style-name="P4"><text:s text:c="4"/>pm.collectionVariables.set("petid", jsonData.id);</text:p>
          </table:table-cell>
          <table:table-cell table:style-name="Таблица1.B2" office:value-type="string">
            <text:p text:style-name="P8">Стандартная проверка теста на успешное выполнение и присвоение ключа <text:span text:style-name="T3">id</text:span><text:span text:style-name="T1"> </text:span>переменной <text:span text:style-name="T3">petid </text:span>для использования в последующих запрос<text:span text:style-name="T8">ах</text:span> на сайте <text:span text:style-name="T2">PetFriends, “</text:span><text:span text:style-name="T5">привязка</text:span><text:span text:style-name="T2">” </text:span><text:span text:style-name="T5">всех последующих тестов к конкретной карточке питомца.</text:span></text:p>
          </table:table-cell>
        </table:table-row>
        <table:table-row table:style-name="TableLine2801446950496">
          <table:table-cell table:style-name="Таблица1.A2" office:value-type="string">
            <text:p text:style-name="P5"/>
            <text:p text:style-name="P5">pm.test("<text:span text:style-name="T6">Set name to veriable</text:span> ", function () {</text:p>
            <text:p text:style-name="P5"><text:s text:c="4"/>var jsonData = JSON.parse(responseBody)</text:p>
            <text:p text:style-name="P5"><text:s text:c="4"/>pm.collectionVariables.set("name", jsonData.name);</text:p>
            <text:p text:style-name="P5">});</text:p>
            <text:p text:style-name="P5"/>
          </table:table-cell>
          <table:table-cell table:style-name="Таблица1.B2" office:value-type="string">
            <text:p text:style-name="P9"/>
          </table:table-cell>
        </table:table-row>
        <table:table-row table:style-name="TableLine2801446950496">
          <table:table-cell table:style-name="Таблица1.A2" office:value-type="string">
            <text:p text:style-name="P6"/>
            <text:p text:style-name="P6">pm.test("<text:span text:style-name="T6">New name not equal to old name</text:span>", function () {</text:p>
            <text:p text:style-name="P6"><text:s text:c="4"/>var jsonData = JSON.parse(responseBody);</text:p>
            <text:p text:style-name="P6"><text:s text:c="4"/>pm.expect(pm.collectionVariables.get("new name")).to.not.equal(jsonData.name);</text:p>
            <text:p text:style-name="P6">});</text:p>
          </table:table-cell>
          <table:table-cell table:style-name="Таблица1.B2" office:value-type="string">
            <text:p text:style-name="P10">Сравнение значений переменной <text:span text:style-name="T1">Veriables <text:s/>- “new name” </text:span>и <text:span text:style-name="T4">значения </text:span>ключа <text:span text:style-name="T1">name </text:span><text:span text:style-name="T4">в теле ответа сервера на запрос (не равны между собой).</text:span></text:p>
          </table:table-cell>
        </table:table-row>
        <table:table-row table:style-name="TableLine2801446950496">
          <table:table-cell table:style-name="Таблица1.A2" office:value-type="string">
            <text:p text:style-name="P5"/>
            <text:p text:style-name="P5">pm.test("<text:span text:style-name="T6">New name equal to [0] name</text:span>", function () {</text:p>
            <text:p text:style-name="P5"><text:s text:c="4"/>var jsonData = JSON.parse(responseBody);</text:p>
            <text:p text:style-name="P5"><text:s text:c="4"/>pm.expect(pm.collectionVariables.get("name")).to.eql(jsonData.pets[0].name);</text:p>
            <text:p text:style-name="P5">});</text:p>
          </table:table-cell>
          <table:table-cell table:style-name="Таблица1.B2" office:value-type="string">
            <text:p text:style-name="P10">Сравнение значений переменной <text:span text:style-name="T1">Veriables <text:s/>- “name” </text:span>и <text:span text:style-name="T4">значения </text:span>ключа <text:span text:style-name="T1">name </text:span><text:span text:style-name="T4">в теле ответа сервера на запрос (равно имени в последней карточке питомца на сервере)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PlexMono," svg:font-family="'IBMPlexMono,', 'Courier New', ', monospace', Consolas, 'Courier New', monospace"/>
    <style:font-face style:name="Lucida Sans1" svg:font-family="'Lucida Sans'" style:font-family-generic="swiss"/>
    <style:font-face style:name="AbductionCyr" svg:font-family="AbductionCyr" style:font-pitch="variable"/>
    <style:font-face style:name="a_CampusGrav" svg:font-family="a_CampusGrav" style:font-family-generic="decorative" style:font-pitch="variable"/>
    <style:font-face style:name="a_Stamper" svg:font-family="a_Stamper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7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9T11:56:16.781000000</meta:creation-date>
    <dc:date>2023-01-19T12:30:37.182000000</dc:date>
    <meta:editing-duration>PT29S</meta:editing-duration>
    <meta:editing-cycles>1</meta:editing-cycles>
    <meta:document-statistic meta:table-count="1" meta:image-count="0" meta:object-count="0" meta:page-count="1" meta:paragraph-count="32" meta:word-count="197" meta:character-count="1815" meta:non-whitespace-character-count="1588"/>
    <meta:generator>LibreOffice/7.0.5.2$Windows_X86_64 LibreOffice_project/64390860c6cd0aca4beafafcfd84613dd9dfb63a</meta:generator>
  </office:meta>
</office:document-meta>
</file>